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nn" fo:country="NO"/>
    </style:style>
    <style:style style:name="P2" style:family="paragraph" style:parent-style-name="Standard">
      <style:text-properties fo:language="nn" fo:country="NO" officeooo:rsid="00179d25" officeooo:paragraph-rsid="00179d25"/>
    </style:style>
    <style:style style:name="P3" style:family="paragraph" style:parent-style-name="Standard">
      <style:text-properties fo:language="nn" fo:country="NO" officeooo:rsid="001adbcf" officeooo:paragraph-rsid="001adbcf"/>
    </style:style>
    <style:style style:name="P4" style:family="paragraph" style:parent-style-name="Standard">
      <style:text-properties fo:language="nn" fo:country="NO" officeooo:rsid="001b707d" officeooo:paragraph-rsid="001b707d"/>
    </style:style>
    <style:style style:name="T1" style:family="text">
      <style:text-properties officeooo:rsid="00179d25"/>
    </style:style>
    <style:style style:name="T2" style:family="text">
      <style:text-properties officeooo:rsid="00215589"/>
    </style:style>
    <style:style style:name="T3" style:family="text">
      <style:text-properties officeooo:rsid="00226703"/>
    </style:style>
    <style:style style:name="T4" style:family="text">
      <style:text-properties officeooo:rsid="002480c1"/>
    </style:style>
    <style:style style:name="T5" style:family="text">
      <style:text-properties officeooo:rsid="0025d026"/>
    </style:style>
    <style:style style:name="T6" style:family="text">
      <style:text-properties officeooo:rsid="002759eb"/>
    </style:style>
    <style:style style:name="T7" style:family="text">
      <style:text-properties fo:language="nn" fo:country="NO"/>
    </style:style>
    <style:style style:name="T8" style:family="text">
      <style:text-properties fo:language="nn" fo:country="NO" officeooo:rsid="0028fc9a"/>
    </style:style>
    <style:style style:name="T9" style:family="text">
      <style:text-properties fo:language="nn" fo:country="NO" officeooo:rsid="002a147c"/>
    </style:style>
    <style:style style:name="T10" style:family="text">
      <style:text-properties fo:language="nn" fo:country="NO" officeooo:rsid="002aaf79"/>
    </style:style>
    <style:style style:name="T11" style:family="text">
      <style:text-properties fo:language="nn" fo:country="NO" officeooo:rsid="002b847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text:span>ppgave 1. Generelt (5 %)</text:p>
      <text:p text:style-name="P1">a) Forklar hva C programmeringsspråket kan brukes til.</text:p>
      <text:p text:style-name="P2"><text:tab/>C er et programmeringsspråk som <text:span text:style-name="T2">er prosedyremessig programmeringsspråk, som først ble laget med tanke på koding av opprativsustem. <text:s/>Syntaksen i c er ryddig, og systematisk. I C har du god tilgang til hvordan de forskjellige minneressursene er brukt og kan addressere minne gjennom pekere. Dette gir mye kontroll. Men også en mulighet for misbruk. Derfor er det viktig å bruke ting som valgrind for å kontrollere om vi har klart å deallokere det minnet vi har brukt. </text:span></text:p>
      <text:p text:style-name="P2"><text:tab/><text:span text:style-name="T2">C gir også veldig god kontroll på hvor mye minne som brukes. Så ved programmering av embedded systems og andre systemer med begrenset minne, vil C være et veldig bra </text:span><text:span text:style-name="T3">valg av programmeringsspråk. </text:span><text:span text:style-name="T4">Det er også endel libraries til C som gjør at mulighetene er veldig gode for at noen har bygget funksjonene du ønsker på et tidligere tidspunkt. </text:span><text:span text:style-name="T5">C er også et veldig raskt programmeringssråk hvor pekere er en stor og nyttig del. Siden du istedenfor å flytte noe i minne heller kan endre pekeren til variabelen til addressen der den nye variabelen du ønsker ligger lagret. Dette klarer C uten at du må skrive inn minneaddressene men kan aksessere de gjennom enkel kode. Ved å skrive a = &amp;b kan du endre a til å peke til b og vi slipper å flytte dataen i minnet. </text:span><text:span text:style-name="T6">C er også portabelt, dvs at det kan kompileres på forskjellige systemer. Dermed kan det lages programmer for flere system uten å tenke noe spesielt over det i utviklingen. </text:span><text:span text:style-name="T5"><text:tab/></text:span></text:p>
      <text:p text:style-name="P2"><text:tab/></text:p>
      <text:p text:style-name="P2"/>
      <text:p text:style-name="P1">b) Hvem er Linus Torvalds og hva er han kjent for innen Informasjonsteknologi?</text:p>
      <text:p text:style-name="Standard"><text:span text:style-name="T7"><text:tab/></text:span><text:span text:style-name="T8">Linus Torvalds er en finsk utvikler som er mest kjent for å være linux sin far. Han er hovedutvikleren av linux kernelen og har også vært med på å skrive mange andre nyttige verktøy som </text:span><text:span text:style-name="T9">f.eks.</text:span><text:span text:style-name="T8"> Git. </text:span><text:span text:style-name="T10">Han er </text:span><text:span text:style-name="T11">nå fortsatt den som har øverste autoritet på endringer i linux kernelen.</text:span></text:p>
      <text:p text:style-name="P1"/>
      <text:p text:style-name="P1">c) Hvis du laster ned en binær eksekverbar fil fra internett kan det være at filen ikke</text:p>
      <text:p text:style-name="P1">kan kjøres fordi den ikke har «execute» rettigheter satt. Forklar hvordan du kan løse</text:p>
      <text:p text:style-name="P1">dette på kommandolinje i Linux.</text:p>
      <text:p text:style-name="P1"/>
      <text:p text:style-name="P1"/>
      <text:p text:style-name="P3">Jeg ville navigert til mappen som innholder filen, via terminal med kommandoene «ls» for å vise hvilke mapper. «cd ./mappenavn» <text:s/>og «cd ..» . </text:p>
      <text:p text:style-name="P4">når jeg kom fram til rikitg mappe som inneholdt file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n"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n"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7T23:52:23.651587395</meta:creation-date>
    <meta:generator>LibreOffice/6.4.7.2$Linux_AARCH64 LibreOffice_project/40$Build-2</meta:generator>
    <dc:date>2021-11-14T07:11:33.305451046</dc:date>
    <meta:editing-duration>PT39M43S</meta:editing-duration>
    <meta:editing-cycles>16</meta:editing-cycles>
    <meta:document-statistic meta:table-count="0" meta:image-count="0" meta:object-count="0" meta:page-count="1" meta:paragraph-count="12" meta:word-count="391" meta:character-count="2232" meta:non-whitespace-character-count="1841"/>
  </office:meta>
</office:document-meta>
</file>